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/>
    </style:style>
    <style:style style:name="ce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104"/>
    <style:style style:name="ce5" style:family="table-cell" style:parent-style-name="Default" style:data-style-name="N11"/>
  </office:automatic-styles>
  <office:body>
    <office:spreadsheet>
      <table:table table:name="Savings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5" table:default-cell-style-name="ce1"/>
        <table:table-row table:style-name="ro1" table:number-rows-repeated="2">
          <table:table-cell/>
          <table:table-cell table:style-name="Default" table:number-columns-repeated="7"/>
        </table:table-row>
        <table:table-row table:style-name="ro2">
          <table:table-cell/>
          <table:table-cell table:style-name="Default" table:number-columns-repeated="2"/>
          <table:table-cell table:style-name="ce3" office:value-type="string">
            <text:p>Savings Account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2"/>
          <table:table-cell table:style-name="ce4" office:value-type="currency" office:currency="USD" office:value="10000">
            <text:p>$10,000.00</text:p>
          </table:table-cell>
          <table:table-cell table:style-name="Default" office:value-type="string">
            <text:p><text:s/>= Initial Savings Amount</text:p>
          </table:table-cell>
          <table:table-cell table:style-name="Default" table:number-columns-repeated="3"/>
        </table:table-row>
        <table:table-row table:style-name="ro3">
          <table:table-cell/>
          <table:table-cell table:style-name="Default" table:number-columns-repeated="2"/>
          <table:table-cell table:style-name="ce5" office:value-type="percentage" office:value="0.05">
            <text:p>5.00%</text:p>
          </table:table-cell>
          <table:table-cell table:style-name="Default" office:value-type="string">
            <text:p><text:s/>= Investment →<text:a xlink:href="http://california.municipalbonds.com/bonds/recent/">http://california.municipalbonds.com/bonds/recent/</text:a></text:p>
          </table:table-cell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/>
          <table:table-cell office:value-type="string">
            <text:p>Year</text:p>
          </table:table-cell>
          <table:table-cell table:style-name="ce1" office:value-type="string">
            <text:p>Date</text:p>
          </table:table-cell>
          <table:table-cell office:value-type="string">
            <text:p>Savings Amt</text:p>
          </table:table-cell>
          <table:table-cell office:value-type="string">
            <text:p>Interes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date" office:date-value="2018-06-01">
            <text:p>06/01/18</text:p>
          </table:table-cell>
          <table:table-cell table:formula="of:=[.D5]" office:value-type="currency" office:currency="USD" office:value="10000">
            <text:p>$10,000.00</text:p>
          </table:table-cell>
          <table:table-cell table:formula="of:=[.D10]*[.$D$6]" office:value-type="currency" office:currency="USD" office:value="500">
            <text:p>$500.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date" office:date-value="2019-06-01">
            <text:p>06/01/19</text:p>
          </table:table-cell>
          <table:table-cell table:formula="of:=[.D10]+[.E10]" office:value-type="currency" office:currency="USD" office:value="10500">
            <text:p>$10,500.00</text:p>
          </table:table-cell>
          <table:table-cell table:formula="of:=[.D11]*[.$D$6]" office:value-type="currency" office:currency="USD" office:value="525">
            <text:p>$525.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date" office:date-value="2020-06-01">
            <text:p>06/01/20</text:p>
          </table:table-cell>
          <table:table-cell table:formula="of:=[.D11]+[.E11]" office:value-type="currency" office:currency="USD" office:value="11025">
            <text:p>$11,025.00</text:p>
          </table:table-cell>
          <table:table-cell table:formula="of:=[.D12]*[.$D$6]" office:value-type="currency" office:currency="USD" office:value="551.25">
            <text:p>$551.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date" office:date-value="2021-06-01">
            <text:p>06/01/21</text:p>
          </table:table-cell>
          <table:table-cell table:formula="of:=[.D12]+[.E12]" office:value-type="currency" office:currency="USD" office:value="11576.25">
            <text:p>$11,576.25</text:p>
          </table:table-cell>
          <table:table-cell table:formula="of:=[.D13]*[.$D$6]" office:value-type="currency" office:currency="USD" office:value="578.8125">
            <text:p>$578.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date" office:date-value="2022-06-01">
            <text:p>06/01/22</text:p>
          </table:table-cell>
          <table:table-cell table:formula="of:=[.D13]+[.E13]" office:value-type="currency" office:currency="USD" office:value="12155.0625">
            <text:p>$12,155.06</text:p>
          </table:table-cell>
          <table:table-cell table:formula="of:=[.D14]*[.$D$6]" office:value-type="currency" office:currency="USD" office:value="607.753125">
            <text:p>$607.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date" office:date-value="2023-06-01">
            <text:p>06/01/23</text:p>
          </table:table-cell>
          <table:table-cell table:formula="of:=[.D14]+[.E14]" office:value-type="currency" office:currency="USD" office:value="12762.815625">
            <text:p>$12,762.82</text:p>
          </table:table-cell>
          <table:table-cell table:formula="of:=[.D15]*[.$D$6]" office:value-type="currency" office:currency="USD" office:value="638.14078125">
            <text:p>$638.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date" office:date-value="2024-06-01">
            <text:p>06/01/24</text:p>
          </table:table-cell>
          <table:table-cell table:formula="of:=[.D15]+[.E15]" office:value-type="currency" office:currency="USD" office:value="13400.95640625">
            <text:p>$13,400.96</text:p>
          </table:table-cell>
          <table:table-cell table:formula="of:=[.D16]*[.$D$6]" office:value-type="currency" office:currency="USD" office:value="670.0478203125">
            <text:p>$670.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date" office:date-value="2025-06-01">
            <text:p>06/01/25</text:p>
          </table:table-cell>
          <table:table-cell table:formula="of:=[.D16]+[.E16]" office:value-type="currency" office:currency="USD" office:value="14071.0042265625">
            <text:p>$14,071.00</text:p>
          </table:table-cell>
          <table:table-cell table:formula="of:=[.D17]*[.$D$6]" office:value-type="currency" office:currency="USD" office:value="703.550211328125">
            <text:p>$703.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date" office:date-value="2026-06-01">
            <text:p>06/01/26</text:p>
          </table:table-cell>
          <table:table-cell table:formula="of:=[.D17]+[.E17]" office:value-type="currency" office:currency="USD" office:value="14774.5544378906">
            <text:p>$14,774.55</text:p>
          </table:table-cell>
          <table:table-cell table:formula="of:=[.D18]*[.$D$6]" office:value-type="currency" office:currency="USD" office:value="738.727721894531">
            <text:p>$738.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date" office:date-value="2027-06-01">
            <text:p>06/01/27</text:p>
          </table:table-cell>
          <table:table-cell table:formula="of:=[.D18]+[.E18]" office:value-type="currency" office:currency="USD" office:value="15513.2821597852">
            <text:p>$15,513.28</text:p>
          </table:table-cell>
          <table:table-cell table:formula="of:=[.D19]*[.$D$6]" office:value-type="currency" office:currency="USD" office:value="775.664107989258">
            <text:p>$775.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date" office:date-value="2028-06-01">
            <text:p>06/01/28</text:p>
          </table:table-cell>
          <table:table-cell table:formula="of:=[.D19]+[.E19]" office:value-type="currency" office:currency="USD" office:value="16288.9462677744">
            <text:p>$16,288.95</text:p>
          </table:table-cell>
          <table:table-cell table:formula="of:=[.D20]*[.$D$6]" office:value-type="currency" office:currency="USD" office:value="814.447313388721">
            <text:p>$814.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date" office:date-value="2029-06-01">
            <text:p>06/01/29</text:p>
          </table:table-cell>
          <table:table-cell table:formula="of:=[.D20]+[.E20]" office:value-type="currency" office:currency="USD" office:value="17103.3935811631">
            <text:p>$17,103.39</text:p>
          </table:table-cell>
          <table:table-cell table:formula="of:=[.D21]*[.$D$6]" office:value-type="currency" office:currency="USD" office:value="855.169679058157">
            <text:p>$855.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date" office:date-value="2030-06-01">
            <text:p>06/01/30</text:p>
          </table:table-cell>
          <table:table-cell table:formula="of:=[.D21]+[.E21]" office:value-type="currency" office:currency="USD" office:value="17958.5632602213">
            <text:p>$17,958.56</text:p>
          </table:table-cell>
          <table:table-cell table:formula="of:=[.D22]*[.$D$6]" office:value-type="currency" office:currency="USD" office:value="897.928163011065">
            <text:p>$897.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date" office:date-value="2031-06-01">
            <text:p>06/01/31</text:p>
          </table:table-cell>
          <table:table-cell table:formula="of:=[.D22]+[.E22]" office:value-type="currency" office:currency="USD" office:value="18856.4914232324">
            <text:p>$18,856.49</text:p>
          </table:table-cell>
          <table:table-cell table:formula="of:=[.D23]*[.$D$6]" office:value-type="currency" office:currency="USD" office:value="942.824571161618">
            <text:p>$942.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date" office:date-value="2032-06-01">
            <text:p>06/01/32</text:p>
          </table:table-cell>
          <table:table-cell table:formula="of:=[.D23]+[.E23]" office:value-type="currency" office:currency="USD" office:value="19799.315994394">
            <text:p>$19,799.32</text:p>
          </table:table-cell>
          <table:table-cell table:formula="of:=[.D24]*[.$D$6]" office:value-type="currency" office:currency="USD" office:value="989.965799719699">
            <text:p>$989.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date" office:date-value="2033-06-01">
            <text:p>06/01/33</text:p>
          </table:table-cell>
          <table:table-cell table:formula="of:=[.D24]+[.E24]" office:value-type="currency" office:currency="USD" office:value="20789.2817941137">
            <text:p>$20,789.28</text:p>
          </table:table-cell>
          <table:table-cell table:formula="of:=[.D25]*[.$D$6]" office:value-type="currency" office:currency="USD" office:value="1039.46408970568">
            <text:p>$1,039.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date" office:date-value="2034-06-01">
            <text:p>06/01/34</text:p>
          </table:table-cell>
          <table:table-cell table:formula="of:=[.D25]+[.E25]" office:value-type="currency" office:currency="USD" office:value="21828.7458838194">
            <text:p>$21,828.75</text:p>
          </table:table-cell>
          <table:table-cell table:formula="of:=[.D26]*[.$D$6]" office:value-type="currency" office:currency="USD" office:value="1091.43729419097">
            <text:p>$1,091.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date" office:date-value="2035-06-01">
            <text:p>06/01/35</text:p>
          </table:table-cell>
          <table:table-cell table:formula="of:=[.D26]+[.E26]" office:value-type="currency" office:currency="USD" office:value="22920.1831780103">
            <text:p>$22,920.18</text:p>
          </table:table-cell>
          <table:table-cell table:formula="of:=[.D27]*[.$D$6]" office:value-type="currency" office:currency="USD" office:value="1146.00915890052">
            <text:p>$1,146.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date" office:date-value="2036-06-01">
            <text:p>06/01/36</text:p>
          </table:table-cell>
          <table:table-cell table:formula="of:=[.D27]+[.E27]" office:value-type="currency" office:currency="USD" office:value="24066.1923369108">
            <text:p>$24,066.19</text:p>
          </table:table-cell>
          <table:table-cell table:formula="of:=[.D28]*[.$D$6]" office:value-type="currency" office:currency="USD" office:value="1203.30961684554">
            <text:p>$1,203.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date" office:date-value="2037-06-01">
            <text:p>06/01/37</text:p>
          </table:table-cell>
          <table:table-cell table:formula="of:=[.D28]+[.E28]" office:value-type="currency" office:currency="USD" office:value="25269.5019537564">
            <text:p>$25,269.50</text:p>
          </table:table-cell>
          <table:table-cell table:formula="of:=[.D29]*[.$D$6]" office:value-type="currency" office:currency="USD" office:value="1263.47509768782">
            <text:p>$1,263.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date" office:date-value="2038-06-01">
            <text:p>06/01/38</text:p>
          </table:table-cell>
          <table:table-cell table:formula="of:=[.D29]+[.E29]" office:value-type="currency" office:currency="USD" office:value="26532.9770514442">
            <text:p>$26,532.98</text:p>
          </table:table-cell>
          <table:table-cell table:formula="of:=[.D30]*[.$D$6]" office:value-type="currency" office:currency="USD" office:value="1326.64885257221">
            <text:p>$1,326.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date" office:date-value="2039-06-01">
            <text:p>06/01/39</text:p>
          </table:table-cell>
          <table:table-cell table:formula="of:=[.D30]+[.E30]" office:value-type="currency" office:currency="USD" office:value="27859.6259040164">
            <text:p>$27,859.63</text:p>
          </table:table-cell>
          <table:table-cell table:formula="of:=[.D31]*[.$D$6]" office:value-type="currency" office:currency="USD" office:value="1392.98129520082">
            <text:p>$1,392.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date" office:date-value="2040-06-01">
            <text:p>06/01/40</text:p>
          </table:table-cell>
          <table:table-cell table:formula="of:=[.D31]+[.E31]" office:value-type="currency" office:currency="USD" office:value="29252.6071992172">
            <text:p>$29,252.61</text:p>
          </table:table-cell>
          <table:table-cell table:formula="of:=[.D32]*[.$D$6]" office:value-type="currency" office:currency="USD" office:value="1462.63035996086">
            <text:p>$1,462.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date" office:date-value="2041-06-01">
            <text:p>06/01/41</text:p>
          </table:table-cell>
          <table:table-cell table:formula="of:=[.D32]+[.E32]" office:value-type="currency" office:currency="USD" office:value="30715.2375591781">
            <text:p>$30,715.24</text:p>
          </table:table-cell>
          <table:table-cell table:formula="of:=[.D33]*[.$D$6]" office:value-type="currency" office:currency="USD" office:value="1535.7618779589">
            <text:p>$1,535.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date" office:date-value="2042-06-01">
            <text:p>06/01/42</text:p>
          </table:table-cell>
          <table:table-cell table:formula="of:=[.D33]+[.E33]" office:value-type="currency" office:currency="USD" office:value="32250.999437137">
            <text:p>$32,251.00</text:p>
          </table:table-cell>
          <table:table-cell table:formula="of:=[.D34]*[.$D$6]" office:value-type="currency" office:currency="USD" office:value="1612.54997185685">
            <text:p>$1,612.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date" office:date-value="2043-06-01">
            <text:p>06/01/43</text:p>
          </table:table-cell>
          <table:table-cell table:formula="of:=[.D34]+[.E34]" office:value-type="currency" office:currency="USD" office:value="33863.5494089938">
            <text:p>$33,863.55</text:p>
          </table:table-cell>
          <table:table-cell table:formula="of:=[.D35]*[.$D$6]" office:value-type="currency" office:currency="USD" office:value="1693.17747044969">
            <text:p>$1,693.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date" office:date-value="2044-06-01">
            <text:p>06/01/44</text:p>
          </table:table-cell>
          <table:table-cell table:formula="of:=[.D35]+[.E35]" office:value-type="currency" office:currency="USD" office:value="35556.7268794435">
            <text:p>$35,556.73</text:p>
          </table:table-cell>
          <table:table-cell table:formula="of:=[.D36]*[.$D$6]" office:value-type="currency" office:currency="USD" office:value="1777.83634397218">
            <text:p>$1,777.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date" office:date-value="2045-06-01">
            <text:p>06/01/45</text:p>
          </table:table-cell>
          <table:table-cell table:formula="of:=[.D36]+[.E36]" office:value-type="currency" office:currency="USD" office:value="37334.5632234157">
            <text:p>$37,334.56</text:p>
          </table:table-cell>
          <table:table-cell table:formula="of:=[.D37]*[.$D$6]" office:value-type="currency" office:currency="USD" office:value="1866.72816117079">
            <text:p>$1,866.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date" office:date-value="2046-06-01">
            <text:p>06/01/46</text:p>
          </table:table-cell>
          <table:table-cell table:formula="of:=[.D37]+[.E37]" office:value-type="currency" office:currency="USD" office:value="39201.2913845865">
            <text:p>$39,201.29</text:p>
          </table:table-cell>
          <table:table-cell table:formula="of:=[.D38]*[.$D$6]" office:value-type="currency" office:currency="USD" office:value="1960.06456922933">
            <text:p>$1,960.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date" office:date-value="2047-06-01">
            <text:p>06/01/47</text:p>
          </table:table-cell>
          <table:table-cell table:formula="of:=[.D38]+[.E38]" office:value-type="currency" office:currency="USD" office:value="41161.3559538158">
            <text:p>$41,161.36</text:p>
          </table:table-cell>
          <table:table-cell table:formula="of:=[.D39]*[.$D$6]" office:value-type="currency" office:currency="USD" office:value="2058.06779769079">
            <text:p>$2,058.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date" office:date-value="2048-06-01">
            <text:p>06/01/48</text:p>
          </table:table-cell>
          <table:table-cell table:formula="of:=[.D39]+[.E39]" office:value-type="currency" office:currency="USD" office:value="43219.4237515066">
            <text:p>$43,219.42</text:p>
          </table:table-cell>
          <table:table-cell table:formula="of:=[.D40]*[.$D$6]" office:value-type="currency" office:currency="USD" office:value="2160.97118757533">
            <text:p>$2,160.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date" office:date-value="2049-06-01">
            <text:p>06/01/49</text:p>
          </table:table-cell>
          <table:table-cell table:formula="of:=[.D40]+[.E40]" office:value-type="currency" office:currency="USD" office:value="45380.394939082">
            <text:p>$45,380.39</text:p>
          </table:table-cell>
          <table:table-cell table:formula="of:=[.D41]*[.$D$6]" office:value-type="currency" office:currency="USD" office:value="2269.0197469541">
            <text:p>$2,269.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date" office:date-value="2050-06-01">
            <text:p>06/01/50</text:p>
          </table:table-cell>
          <table:table-cell table:formula="of:=[.D41]+[.E41]" office:value-type="currency" office:currency="USD" office:value="47649.414686036">
            <text:p>$47,649.41</text:p>
          </table:table-cell>
          <table:table-cell table:formula="of:=[.D42]*[.$D$6]" office:value-type="currency" office:currency="USD" office:value="2382.4707343018">
            <text:p>$2,382.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date" office:date-value="2051-06-01">
            <text:p>06/01/51</text:p>
          </table:table-cell>
          <table:table-cell table:formula="of:=[.D42]+[.E42]" office:value-type="currency" office:currency="USD" office:value="50031.8854203379">
            <text:p>$50,031.89</text:p>
          </table:table-cell>
          <table:table-cell table:formula="of:=[.D43]*[.$D$6]" office:value-type="currency" office:currency="USD" office:value="2501.59427101689">
            <text:p>$2,501.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date" office:date-value="2052-06-01">
            <text:p>06/01/52</text:p>
          </table:table-cell>
          <table:table-cell table:formula="of:=[.D43]+[.E43]" office:value-type="currency" office:currency="USD" office:value="52533.4796913547">
            <text:p>$52,533.48</text:p>
          </table:table-cell>
          <table:table-cell table:formula="of:=[.D44]*[.$D$6]" office:value-type="currency" office:currency="USD" office:value="2626.67398456774">
            <text:p>$2,626.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date" office:date-value="2053-06-01">
            <text:p>06/01/53</text:p>
          </table:table-cell>
          <table:table-cell table:formula="of:=[.D44]+[.E44]" office:value-type="currency" office:currency="USD" office:value="55160.1536759225">
            <text:p>$55,160.15</text:p>
          </table:table-cell>
          <table:table-cell table:formula="of:=[.D45]*[.$D$6]" office:value-type="currency" office:currency="USD" office:value="2758.00768379612">
            <text:p>$2,758.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date" office:date-value="2054-06-01">
            <text:p>06/01/54</text:p>
          </table:table-cell>
          <table:table-cell table:formula="of:=[.D45]+[.E45]" office:value-type="currency" office:currency="USD" office:value="57918.1613597186">
            <text:p>$57,918.16</text:p>
          </table:table-cell>
          <table:table-cell table:formula="of:=[.D46]*[.$D$6]" office:value-type="currency" office:currency="USD" office:value="2895.90806798593">
            <text:p>$2,895.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date" office:date-value="2055-06-01">
            <text:p>06/01/55</text:p>
          </table:table-cell>
          <table:table-cell table:formula="of:=[.D46]+[.E46]" office:value-type="currency" office:currency="USD" office:value="60814.0694277045">
            <text:p>$60,814.07</text:p>
          </table:table-cell>
          <table:table-cell table:formula="of:=[.D47]*[.$D$6]" office:value-type="currency" office:currency="USD" office:value="3040.70347138523">
            <text:p>$3,040.7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date" office:date-value="2056-06-01">
            <text:p>06/01/56</text:p>
          </table:table-cell>
          <table:table-cell table:formula="of:=[.D47]+[.E47]" office:value-type="currency" office:currency="USD" office:value="63854.7728990898">
            <text:p>$63,854.77</text:p>
          </table:table-cell>
          <table:table-cell table:formula="of:=[.D48]*[.$D$6]" office:value-type="currency" office:currency="USD" office:value="3192.73864495449">
            <text:p>$3,192.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date" office:date-value="2057-06-01">
            <text:p>06/01/57</text:p>
          </table:table-cell>
          <table:table-cell table:formula="of:=[.D48]+[.E48]" office:value-type="currency" office:currency="USD" office:value="67047.5115440442">
            <text:p>$67,047.51</text:p>
          </table:table-cell>
          <table:table-cell table:formula="of:=[.D49]*[.$D$6]" office:value-type="currency" office:currency="USD" office:value="3352.37557720221">
            <text:p>$3,352.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date" office:date-value="2058-06-01">
            <text:p>06/01/58</text:p>
          </table:table-cell>
          <table:table-cell table:formula="of:=[.D49]+[.E49]" office:value-type="currency" office:currency="USD" office:value="70399.8871212465">
            <text:p>$70,399.89</text:p>
          </table:table-cell>
          <table:table-cell table:formula="of:=[.D50]*[.$D$6]" office:value-type="currency" office:currency="USD" office:value="3519.99435606232">
            <text:p>$3,519.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date" office:date-value="2059-06-01">
            <text:p>06/01/59</text:p>
          </table:table-cell>
          <table:table-cell table:formula="of:=[.D50]+[.E50]" office:value-type="currency" office:currency="USD" office:value="73919.8814773088">
            <text:p>$73,919.88</text:p>
          </table:table-cell>
          <table:table-cell table:formula="of:=[.D51]*[.$D$6]" office:value-type="currency" office:currency="USD" office:value="3695.99407386544">
            <text:p>$3,695.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date" office:date-value="2060-06-01">
            <text:p>06/01/60</text:p>
          </table:table-cell>
          <table:table-cell table:formula="of:=[.D51]+[.E51]" office:value-type="currency" office:currency="USD" office:value="77615.8755511742">
            <text:p>$77,615.88</text:p>
          </table:table-cell>
          <table:table-cell table:formula="of:=[.D52]*[.$D$6]" office:value-type="currency" office:currency="USD" office:value="3880.79377755871">
            <text:p>$3,880.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date" office:date-value="2061-06-01">
            <text:p>06/01/61</text:p>
          </table:table-cell>
          <table:table-cell table:formula="of:=[.D52]+[.E52]" office:value-type="currency" office:currency="USD" office:value="81496.6693287329">
            <text:p>$81,496.67</text:p>
          </table:table-cell>
          <table:table-cell table:formula="of:=[.D53]*[.$D$6]" office:value-type="currency" office:currency="USD" office:value="4074.83346643665">
            <text:p>$4,074.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date" office:date-value="2062-06-01">
            <text:p>06/01/62</text:p>
          </table:table-cell>
          <table:table-cell table:formula="of:=[.D53]+[.E53]" office:value-type="currency" office:currency="USD" office:value="85571.5027951696">
            <text:p>$85,571.50</text:p>
          </table:table-cell>
          <table:table-cell table:formula="of:=[.D54]*[.$D$6]" office:value-type="currency" office:currency="USD" office:value="4278.57513975848">
            <text:p>$4,278.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date" office:date-value="2063-06-01">
            <text:p>06/01/63</text:p>
          </table:table-cell>
          <table:table-cell table:formula="of:=[.D54]+[.E54]" office:value-type="currency" office:currency="USD" office:value="89850.0779349281">
            <text:p>$89,850.08</text:p>
          </table:table-cell>
          <table:table-cell table:formula="of:=[.D55]*[.$D$6]" office:value-type="currency" office:currency="USD" office:value="4492.5038967464">
            <text:p>$4,492.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date" office:date-value="2064-06-01">
            <text:p>06/01/64</text:p>
          </table:table-cell>
          <table:table-cell table:formula="of:=[.D55]+[.E55]" office:value-type="currency" office:currency="USD" office:value="94342.5818316745">
            <text:p>$94,342.58</text:p>
          </table:table-cell>
          <table:table-cell table:formula="of:=[.D56]*[.$D$6]" office:value-type="currency" office:currency="USD" office:value="4717.12909158372">
            <text:p>$4,717.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date" office:date-value="2065-06-01">
            <text:p>06/01/65</text:p>
          </table:table-cell>
          <table:table-cell table:formula="of:=[.D56]+[.E56]" office:value-type="currency" office:currency="USD" office:value="99059.7109232582">
            <text:p>$99,059.71</text:p>
          </table:table-cell>
          <table:table-cell table:formula="of:=[.D57]*[.$D$6]" office:value-type="currency" office:currency="USD" office:value="4952.98554616291">
            <text:p>$4,952.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date" office:date-value="2066-06-01">
            <text:p>06/01/66</text:p>
          </table:table-cell>
          <table:table-cell table:formula="of:=[.D57]+[.E57]" office:value-type="currency" office:currency="USD" office:value="104012.696469421">
            <text:p>$104,012.70</text:p>
          </table:table-cell>
          <table:table-cell table:formula="of:=[.D58]*[.$D$6]" office:value-type="currency" office:currency="USD" office:value="5200.63482347105">
            <text:p>$5,200.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date" office:date-value="2067-06-01">
            <text:p>06/01/67</text:p>
          </table:table-cell>
          <table:table-cell table:formula="of:=[.D58]+[.E58]" office:value-type="currency" office:currency="USD" office:value="109213.331292892">
            <text:p>$109,213.33</text:p>
          </table:table-cell>
          <table:table-cell table:formula="of:=[.D59]*[.$D$6]" office:value-type="currency" office:currency="USD" office:value="5460.66656464461">
            <text:p>$5,460.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date" office:date-value="2068-06-01">
            <text:p>06/01/68</text:p>
          </table:table-cell>
          <table:table-cell table:formula="of:=[.D59]+[.E59]" office:value-type="currency" office:currency="USD" office:value="114673.997857537">
            <text:p>$114,674.00</text:p>
          </table:table-cell>
          <table:table-cell table:formula="of:=[.D60]*[.$D$6]" office:value-type="currency" office:currency="USD" office:value="5733.69989287684">
            <text:p>$5,733.7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6">07/06/2015</text:date>, <text:time>12:3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5-07-06T12:28:35.99</meta:creation-date>
    <dc:date>2015-07-06T12:37:35.57</dc:date>
    <dc:creator>RCC RCCD</dc:creator>
    <meta:editing-duration>PT9M1S</meta:editing-duration>
    <meta:editing-cycles>1</meta:editing-cycles>
    <meta:document-statistic meta:table-count="1" meta:cell-count="213" meta:object-count="0"/>
    <meta:generator>OpenOffice/4.1.0$Win32 OpenOffice.org_project/410m18$Build-9764</meta:generator>
  </office:meta>
</office:document-meta>
</file>